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61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  <table:table-cell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7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6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2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10" office:value-type="percentage" office:value="0.5">
            <text:p>50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Description architectur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rtographi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1019"/>
        </table:table-row>
        <table:table-row table:style-name="ro3">
          <table:table-cell office:value-type="string">
            <text:p>Description périmètre</text:p>
          </table:table-cell>
          <table:table-cell office:value-type="string">
            <text:p>Valentina</text:p>
          </table:table-cell>
          <table:table-cell table:number-columns-repeated="2"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9"/>
          <table:table-cell table:number-columns-repeated="1018"/>
        </table:table-row>
        <table:table-row table:style-name="ro3">
          <table:table-cell table:style-name="ce4" office:value-type="string" table:number-columns-spanned="9" table:number-rows-spanned="1">
            <text:p>Benchmarking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table:number-columns-repeated="2" office:value-type="string">
            <text:p>2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table:number-columns-spanned="9" table:number-rows-spanned="1">
            <text:p>Cible Fonctionnell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Règles de gestion principales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ttentes client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xes d'amélioration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Modèles objets métier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haîne de valeurs</text:p>
          </table:table-cell>
          <table:table-cell office:value-type="string">
            <text:p>Valentina</text:p>
          </table:table-cell>
          <table:table-cell office:value-type="string">
            <text:p>1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Modification <text:s/>solde affaire : retour d'expérience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Processus Revue des processu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9T15:49:07</dc:date>
    <dc:creator>vzantedeschi </dc:creator>
    <meta:editing-duration>PT2H48M3S</meta:editing-duration>
    <meta:editing-cycles>11</meta:editing-cycles>
    <meta:generator>LibreOffice/3.5$Linux_x86 LibreOffice_project/350m1$Build-2</meta:generator>
    <meta:document-statistic meta:table-count="3" meta:cell-count="165" meta:object-count="0"/>
  </office:meta>
</office:document-meta>
</file>